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7521in" fo:keep-together="auto"/>
    </style:style>
    <style:style style:name="Table1.A1" style:family="table-cell">
      <style:table-cell-properties style:vertical-align="" fo:padding-left="0.0701in" fo:padding-right="0.0701in" fo:padding-top="0.0201in" fo:padding-bottom="0.0201in" fo:border="none"/>
    </style:style>
    <style:style style:name="Table1.2" style:family="table-row">
      <style:table-row-properties style:min-row-height="0.4396in" fo:keep-together="auto"/>
    </style:style>
    <style:style style:name="Table1.3" style:family="table-row">
      <style:table-row-properties style:min-row-height="2.7493in" fo:keep-together="auto"/>
    </style:style>
    <style:style style:name="Table1.4" style:family="table-row">
      <style:table-row-properties style:min-row-height="0.8188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orphans="0" fo:widows="0"/>
      <style:text-properties style:font-name="Roboto1" fo:font-size="10pt" officeooo:rsid="0046fcf4" officeooo:paragraph-rsid="0052add7" style:font-name-asian="Roboto2" style:font-size-asian="10pt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64477c" style:font-name-asian="Roboto2" style:font-size-asian="10pt" style:font-weight-asian="bold" style:font-name-complex="Roboto2" style:font-size-complex="10pt" style:font-weight-complex="bold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5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fo:font-size="10pt" officeooo:paragraph-rsid="0019bf58" style:font-name-asian="Roboto2" style:font-size-asian="10pt" style:font-name-complex="Roboto2" style:font-size-complex="10pt"/>
    </style:style>
    <style:style style:name="P26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7" style:family="paragraph" style:parent-style-name="Standard" style:list-style-name="L1">
      <style:paragraph-properties fo:line-height="100%" fo:orphans="0" fo:widows="0"/>
      <style:text-properties officeooo:paragraph-rsid="0064cf17"/>
    </style:style>
    <style:style style:name="P28" style:family="paragraph" style:parent-style-name="Standard" style:list-style-name="L3">
      <style:paragraph-properties fo:line-height="100%" fo:orphans="0" fo:widows="0"/>
      <style:text-properties officeooo:paragraph-rsid="0064477c"/>
    </style:style>
    <style:style style:name="P29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30" style:family="paragraph" style:parent-style-name="Standard" style:list-style-name="L2">
      <style:paragraph-properties fo:line-height="100%" fo:orphans="0" fo:widows="0"/>
      <style:text-properties style:font-name="Roboto1" fo:font-size="10pt" fo:font-style="normal" officeooo:rsid="0073750e" officeooo:paragraph-rsid="0064cf17" style:font-name-asian="Roboto2" style:font-size-asian="10pt" style:font-style-asian="normal" style:font-name-complex="Roboto2" style:font-size-complex="10pt" style:font-style-complex="normal"/>
    </style:style>
    <style:style style:name="P31" style:family="paragraph" style:parent-style-name="Standard" style:list-style-name="L4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33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4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5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6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7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9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40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42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3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4" style:family="paragraph" style:parent-style-name="Standard" style:list-style-name="WWNum2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45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4ce4bf" style:font-name-asian="Roboto2" style:font-size-asian="10pt" style:font-name-complex="Roboto2" style:font-size-complex="10pt"/>
    </style:style>
    <style:style style:name="T15" style:family="text">
      <style:text-properties fo:font-size="10pt" officeooo:rsid="005d3bed" style:font-name-asian="Roboto2" style:font-size-asian="10pt" style:font-name-complex="Roboto2" style:font-size-complex="10pt"/>
    </style:style>
    <style:style style:name="T16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6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7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1" style:family="text">
      <style:text-properties officeooo:rsid="00438993"/>
    </style:style>
    <style:style style:name="T32" style:family="text">
      <style:text-properties style:font-name="Roboto1" fo:font-size="10pt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5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style:font-name="Roboto1" fo:font-size="10pt" fo:font-style="normal" fo:font-weight="normal" officeooo:rsid="0073750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style:font-name="Roboto1" fo:font-size="10pt" fo:font-style="normal" fo:font-weight="normal" officeooo: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style:font-name="Roboto1" fo:font-size="10pt" fo:font-style="normal" fo:font-weight="normal" officeooo:rsid="006e98b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style:font-name="Roboto1" fo:font-size="10pt" fo:font-style="normal" fo:font-weight="normal" officeooo:rsid="00699e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3" style:family="text">
      <style:text-properties style:font-name="Roboto1" fo:font-size="10pt" fo:font-style="normal" officeooo:rsid="0073750e" style:font-name-asian="Roboto2" style:font-size-asian="10pt" style:font-style-asian="normal" style:font-name-complex="Roboto2" style:font-size-complex="10pt" style:font-style-complex="normal"/>
    </style:style>
    <style:style style:name="T44" style:family="text">
      <style:text-properties style:font-name="Roboto1" fo:font-size="10pt" fo:font-style="normal" officeooo:rsid="0044bcfd" style:font-name-asian="Roboto2" style:font-size-asian="10pt" style:font-style-asian="normal" style:font-name-complex="Roboto2" style:font-size-complex="10pt" style:font-style-complex="normal"/>
    </style:style>
    <style:style style:name="T45" style:family="text">
      <style:text-properties style:font-name="Roboto1" fo:font-size="10pt" fo:font-style="normal" officeooo:rsid="003ad5f5" style:font-name-asian="Roboto2" style:font-size-asian="10pt" style:font-style-asian="normal" style:font-name-complex="Roboto2" style:font-size-complex="10pt" style:font-style-complex="normal"/>
    </style:style>
    <style:style style:name="T46" style:family="text">
      <style:text-properties fo:font-weight="normal" officeooo:rsid="005fbdae" style:font-weight-asian="normal" style:font-weight-complex="normal"/>
    </style:style>
    <style:style style:name="T47" style:family="text">
      <style:text-properties officeooo:rsid="0060ff9f"/>
    </style:style>
    <style:style style:name="T48" style:family="text">
      <style:text-properties officeooo:rsid="006864e5"/>
    </style:style>
    <style:style style:name="T49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0" style:family="text">
      <style:text-properties officeooo:rsid="0082c05c"/>
    </style:style>
    <style:style style:name="T51" style:family="text">
      <style:text-properties officeooo:rsid="00859838"/>
    </style:style>
    <style:style style:name="T52" style:family="text">
      <style:text-properties style:text-underline-style="none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ICHARD S. ZHU</text:p>
      <text:p text:style-name="P2"><text:span text:style-name="T13">rszhu@berkeley.edu </text:span><text:span text:style-name="T16">•</text:span><text:span text:style-name="T13"> 858-371-8838 </text:span></text:p>
      <text:p text:style-name="P24"><text:span text:style-name="T13">linkedin.com/in/rszhu </text:span><text:span text:style-name="T16">•</text:span><text:span text:style-name="T13"> github.com/richardszhu </text:span></text:p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EDUCATION</text:p>
          </table:table-cell>
          <table:table-cell table:style-name="Table1.A1" office:value-type="string">
            <text:p text:style-name="P20"><text:span text:style-name="T16">University of California, Berkeley <text:s text:c="19"/></text:span><text:span text:style-name="T27"><text:s/></text:span><text:span text:style-name="T16"><text:s text:c="60"/></text:span><text:span text:style-name="T21"><text:s text:c="7"/></text:span><text:span text:style-name="T29"><text:s/></text:span><text:span text:style-name="T30">Expected Graduation: </text:span><text:span text:style-name="T28">May 2023</text:span><text:span text:style-name="T16"> <text:s text:c="81"/></text:span></text:p>
            <text:p text:style-name="P21"><text:span text:style-name="T26">B.A. Computer Science</text:span><text:span text:style-name="T13"> <text:s text:c="92"/></text:span><text:span text:style-name="T22"><text:s text:c="15"/></text:span></text:p>
            <text:p text:style-name="P18"><text:span text:style-name="T52">Relevant Coursework: </text:span>Structure of Computer Programs, <text:span text:style-name="T50">Information Devices and Systems</text:span></text:p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23">SKILLS</text:p>
          </table:table-cell>
          <table:table-cell table:style-name="Table1.A1" office:value-type="string">
            <text:p text:style-name="P19"><text:span text:style-name="T49">Languages:</text:span><text:span text:style-name="T10"> </text:span>Python, Java, SQL, JavaScript, HTML/CSS</text:p>
            <text:p text:style-name="P17"><text:span text:style-name="T49">Frameworks/Technologies:</text:span><text:span text:style-name="T10"> </text:span><text:span text:style-name="T46">Git, </text:span>Linux (Ubuntu), Android, <text:span text:style-name="T47">NumPy</text:span></text:p>
            <text:p text:style-name="P17"/>
          </table:table-cell>
        </table:table-row>
        <table:table-row table:style-name="Table1.3">
          <table:table-cell table:style-name="Table1.A1" office:value-type="string">
            <text:p text:style-name="P6">PROJECTS</text:p>
          </table:table-cell>
          <table:table-cell table:style-name="Table1.A1" office:value-type="string">
            <text:p text:style-name="P16"><text:span text:style-name="T35">Bomberman Remastered </text:span><text:span text:style-name="T36">(Java, </text:span><text:span text:style-name="T37">GitHub</text:span><text:span text:style-name="T36">)</text:span></text:p>
            <text:list xml:id="list4196717471" text:style-name="L1">
              <text:list-item>
                <text:p text:style-name="P27"><text:span text:style-name="T43">I</text:span><text:span text:style-name="T42">mproved remake of the classic </text:span><text:span text:style-name="T44">video</text:span><text:span text:style-name="T42"> game Bomberman </text:span><text:span text:style-name="T45">that </text:span><text:span text:style-name="T42">can be played on modern devices</text:span></text:p>
              </text:list-item>
            </text:list>
            <text:list xml:id="list4027835541" text:style-name="WWNum2">
              <text:list-item>
                <text:p text:style-name="P35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34">Utilized the Java Swing Toolkit to update <text:span text:style-name="T1">graphical textures and construct a window-based GUI</text:span></text:p>
              </text:list-item>
            </text:list>
            <text:p text:style-name="P13"><text:span text:style-name="T8">Smart </text:span><text:span text:style-name="T7">Typing Practice Program</text:span><text:span text:style-name="T6"> </text:span><text:span text:style-name="T9">(Python)</text:span></text:p>
            <text:list xml:id="list2795874138" text:style-name="L2">
              <text:list-item>
                <text:p text:style-name="P30">Interactive typing program which calculates typing speed and accuracy with every keystroke</text:p>
              </text:list-item>
            </text:list>
            <text:list xml:id="list155514599345958" text:continue-list="list4027835541" text:style-name="WWNum2">
              <text:list-item>
                <text:p text:style-name="P38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9">Set up communication of clientside information to game servers for multiplayer integration</text:p>
              </text:list-item>
            </text:list>
            <text:p text:style-name="P14">Final Grade Calculator (Python)</text:p>
            <text:list xml:id="list1467128686" text:style-name="L3">
              <text:list-item>
                <text:p text:style-name="P28"><text:span text:style-name="T38">Fi</text:span><text:span text:style-name="T39">nal grade calculator </text:span><text:span text:style-name="T40">script </text:span><text:span text:style-name="T39">that </text:span><text:span text:style-name="T41">takes</text:span><text:span text:style-name="T39"> weighted categories and point totals </text:span><text:span text:style-name="T41">into consideration</text:span></text:p>
              </text:list-item>
            </text:list>
            <text:list xml:id="list155514821902078" text:continue-list="list155514599345958" text:style-name="WWNum2">
              <text:list-item>
                <text:p text:style-name="P40">Constructed algorithm <text:span text:style-name="T51">to compute a needed final exam score based off of a user’s desired class grade</text:span></text:p>
              </text:list-item>
              <text:list-item>
                <text:p text:style-name="P41">Tailored to accomodate <text:span text:style-name="T48">grade systems</text:span> where final is not in a seperate category (Unlike RogerHub’s)</text:p>
                <text:p text:style-name="P44"/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7">ACTIVITIES</text:p>
          </table:table-cell>
          <table:table-cell table:style-name="Table1.A1" office:value-type="string">
            <text:p text:style-name="P11"><text:span text:style-name="T16">UC Berkeley Open Computing Facility (OCF)</text:span><text:span text:style-name="T13"> <text:s text:c="80"/></text:span><text:span text:style-name="T22"><text:s text:c="8"/></text:span><text:span text:style-name="T13"><text:s text:c="15"/></text:span><text:span text:style-name="T18">B</text:span><text:span text:style-name="T17">erkeley, CA</text:span><text:span text:style-name="T13"> </text:span></text:p>
            <text:p text:style-name="P11"><text:span text:style-name="T23">Staff Member <text:s/></text:span><text:span text:style-name="T13"><text:s text:c="121"/></text:span><text:span text:style-name="T22"><text:s text:c="9"/></text:span><text:span text:style-name="T13"><text:s text:c="14"/></text:span><text:span text:style-name="T22">Sep. 2019 — Present</text:span></text:p>
            <text:list xml:id="list1948325173" text:style-name="WWNum3">
              <text:list-item>
                <text:p text:style-name="P42">Contributed to codebase of ocfweb, the OCF web page, which handles password resets, account creation, dynamic lab usage statistics, and more</text:p>
              </text:list-item>
            </text:list>
            <text:p text:style-name="P9"><text:span text:style-name="T16">Catalyst for Success <text:s text:c="141"/></text:span><text:span text:style-name="T17">San Diego, CA</text:span></text:p>
            <text:p text:style-name="P10"><text:span text:style-name="T23">Treasurer <text:s/></text:span><text:span text:style-name="T13"><text:s text:c="116"/></text:span><text:span text:style-name="T22"><text:s text:c="9"/></text:span><text:span text:style-name="T13"><text:s text:c="22"/></text:span><text:span text:style-name="T22">Sep. 2017 — Aug. 2019</text:span></text:p>
            <text:list xml:id="list155512801532703" text:continue-list="list155514821902078" text:style-name="WWNum2">
              <text:list-item>
                <text:p text:style-name="P34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9"><text:span text:style-name="T32">Oversaw the organization’s finances, </text:span><text:span text:style-name="T33">raising $3</text:span><text:span text:style-name="T34">17</text:span><text:span text:style-name="T33">.00 for new supplies</text:span></text:p>
              </text:list-item>
            </text:list>
            <text:p text:style-name="P4"/>
          </table:table-cell>
        </table:table-row>
        <table:table-row table:style-name="Table1.5">
          <table:table-cell table:style-name="Table1.A1" office:value-type="string">
            <text:p text:style-name="P8">EXPERIENCE</text:p>
          </table:table-cell>
          <table:table-cell table:style-name="Table1.A1" office:value-type="string">
            <text:list xml:id="list155514461212539" text:continue-list="list1948325173" text:style-name="WWNum3">
              <text:list-header>
                <text:p text:style-name="P45"><office:annotation office:name="__Annotation__49_1791285107"><dc:creator>Richard Z</dc:creator><dc:date>2019-09-24T07:20:00</dc:date><text:p><text:span text:style-name="T53">haven't actually done this lol</text:span></text:p></office:annotation><text:span text:style-name="T16">Gateways Summer School <text:s text:c="2"/></text:span><text:span text:style-name="T13"><text:s text:c="130"/></text:span><text:span text:style-name="T17">San Diego, CA</text:span></text:p>
              </text:list-header>
            </text:list>
            <text:p text:style-name="P9"><text:span text:style-name="T23">Teaching Aide <text:s text:c="142"/>Jul.</text:span><text:span text:style-name="T22"> 2018 — Aug. 2018</text:span><text:span text:style-name="T13"> <text:s text:c="43"/></text:span></text:p>
            <text:list xml:id="list155513143151200" text:continue-numbering="true" text:style-name="WWNum3">
              <text:list-item>
                <text:p text:style-name="P36">A<text:span text:style-name="T11">ided</text:span> Architecture <text:span text:style-name="T31">&amp; </text:span>Engineering teacher <text:span text:style-name="T4">with giving lessons and mentoring students</text:span></text:p>
              </text:list-item>
              <text:list-item>
                <text:p text:style-name="P43"><text:span text:style-name="T14">Guided </text:span><text:span text:style-name="T15">30</text:span><text:span text:style-name="T14"> students on their projects and supervised them during break, learning, and work times</text:span></text:p>
              </text:list-item>
            </text:list>
            <text:p text:style-name="P12"><text:span text:style-name="T16">Online Clothing Page <text:s text:c="140"/></text:span><text:span text:style-name="T27"><text:s/></text:span><text:span text:style-name="T19">San Diego, CA</text:span><text:span text:style-name="T16"> <text:s text:c="27"/></text:span></text:p>
            <text:p text:style-name="P12"><text:span text:style-name="T25">Self Employed</text:span><text:span text:style-name="T20"> <text:s text:c="12"/></text:span><text:span text:style-name="T16"><text:s text:c="52"/></text:span><text:span text:style-name="T22"><text:s text:c="76"/>Jan. 2018 — </text:span><text:span text:style-name="T24">May</text:span><text:span text:style-name="T22"> 2019</text:span></text:p>
            <text:list xml:id="list1982510779" text:style-name="L4">
              <text:list-item>
                <text:p text:style-name="P31">Sold, packaged, and shipped clothing, cosmetics, books, and other items through an online webpage, with over 85 transactions totalling a revenue of $2,237.35</text:p>
              </text:list-item>
            </text:list>
            <text:p text:style-name="P3"/>
          </table:table-cell>
        </table:table-row>
        <table:table-row table:style-name="Table1.6">
          <table:table-cell table:style-name="Table1.A1" office:value-type="string">
            <text:p text:style-name="P5">OTHER</text:p>
          </table:table-cell>
          <table:table-cell table:style-name="Table1.A1" office:value-type="string">
            <text:p text:style-name="P15">Awards</text:p>
            <text:list xml:id="list767796582" text:style-name="WWNum5">
              <text:list-item>
                <text:p text:style-name="P32">Intuit George A. Hansen Scholar <text:span text:style-name="T3">for Computer Science</text:span></text:p>
              </text:list-item>
              <text:list-item>
                <text:p text:style-name="P37">San Diego Fraternity of Academic and Civic Excellenc<text:span text:style-name="T3">e Selectant</text:span></text:p>
              </text:list-item>
              <text:list-item>
                <text:p text:style-name="P33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8T15:55:12.545766294</dc:date>
    <meta:editing-duration>PT8H27M25S</meta:editing-duration>
    <meta:editing-cycles>93</meta:editing-cycles>
    <meta:document-statistic meta:table-count="1" meta:image-count="0" meta:object-count="0" meta:page-count="1" meta:paragraph-count="45" meta:word-count="396" meta:character-count="4106" meta:non-whitespace-character-count="2325"/>
  </office:meta>
</office:document-meta>
</file>